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d8" officeooo:paragraph-rsid="000c1ed8"/>
    </style:style>
    <style:style style:name="P2" style:family="paragraph" style:parent-style-name="Standard">
      <style:text-properties officeooo:rsid="000cee09" officeooo:paragraph-rsid="000cee09"/>
    </style:style>
    <style:style style:name="P3" style:family="paragraph" style:parent-style-name="Standard">
      <style:text-properties officeooo:rsid="000edd9f" officeooo:paragraph-rsid="000edd9f"/>
    </style:style>
    <style:style style:name="T1" style:family="text">
      <style:text-properties officeooo:rsid="000c1e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 1 :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Standard"/>
      <text:p text:style-name="Standard"/>
      <text:p text:style-name="Standard">1: </text:p>
      <text:p text:style-name="Standard"/>
      <text:p text:style-name="Standard">A: <text:s/></text:p>
      <text:p text:style-name="Standard"/>
      <text:p text:style-name="Standard">USER : personne qui utilise l’appli </text:p>
      <text:p text:style-name="Standard"/>
      <text:p text:style-name="Standard">PID : identifiant du processus </text:p>
      <text:p text:style-name="Standard"/>
      <text:p text:style-name="Standard">%CPU : part que prend l’application dans le processeur </text:p>
      <text:p text:style-name="Standard"/>
      <text:p text:style-name="Standard">%MEM : part que prend l’appli dans la mé<text:span text:style-name="T1">moire vive</text:span></text:p>
      <text:p text:style-name="Standard"/>
      <text:p text:style-name="P1">START : heure du lancement de l’application</text:p>
      <text:p text:style-name="P1"/>
      <text:p text:style-name="P1">TIME : temps d’éxecution</text:p>
      <text:p text:style-name="P1"/>
      <text:p text:style-name="P1">COMMAND : l’endroit ou se trouve l’éxecutable de l’application.</text:p>
      <text:p text:style-name="P1"/>
      <text:p text:style-name="P1">B :</text:p>
      <text:p text:style-name="P1"/>
      <text:p text:style-name="P1">Firefox et VSCodium (Python) sont les dernières applis à être lancés.</text:p>
      <text:p text:style-name="P1"/>
      <text:p text:style-name="P1"/>
      <text:p text:style-name="P1">2 :</text:p>
      <text:p text:style-name="P1"/>
      <text:p text:style-name="P1">A :</text:p>
      <text:p text:style-name="P1">Tableaux 0 et 1: les 2 coeursduprocesseur dans cet ordi et leur taux de remplissage (si 8 coeurs : 8 tableaux numérotés de 0 à 7)</text:p>
      <text:p text:style-name="P1"/>
      <text:p text:style-name="P1">mem : mémoire vive (Part de gigas remplies de la mémoire)</text:p>
      <text:p text:style-name="P1"/>
      <text:p text:style-name="P2">swp : échange de mémoire</text:p>
      <text:p text:style-name="P2"/>
      <text:p text:style-name="P2">B : actuellement, environ 60 % de la mémoire est utilisée</text:p>
      <text:p text:style-name="P2"/>
      <text:p text:style-name="P2">C : Elle c’est imissée en haut du tableau car elle prenait le plus de place dans le processeur.</text:p>
      <text:p text:style-name="P2"/>
      <text:p text:style-name="P2">D : 7649</text:p>
      <text:p text:style-name="P2"/>
      <text:p text:style-name="P2">E : cela ferme l’application de manière brutale.</text:p>
      <text:p text:style-name="P2"/>
      <text:p text:style-name="P2"/>
      <text:p text:style-name="P2">Ex 2 :<text:alphabetical-index-mark text:string-value="222"/></text:p>
      <text:p text:style-name="P2"/>
      <text:p text:style-name="P3">P3 : P3 : P2 : P1 : P1 : P1 : P2 : P2 : P3 : P3</text:p>
      <text:p text:style-name="P2"/>
      <text:p text:style-name="P2"><text:s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1:28:22.440614838</meta:creation-date>
    <dc:date>2026-01-22T12:21:06.459347751</dc:date>
    <meta:editing-duration>PT18M27S</meta:editing-duration>
    <meta:editing-cycles>1</meta:editing-cycles>
    <meta:document-statistic meta:table-count="0" meta:image-count="0" meta:object-count="0" meta:page-count="2" meta:paragraph-count="25" meta:word-count="180" meta:character-count="882" meta:non-whitespace-character-count="719"/>
    <meta:generator>LibreOffice/24.2.7.2$Linux_X86_64 LibreOffice_project/420$Build-2</meta:generator>
  </office:meta>
</office:document-meta>
</file>